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3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3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3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3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3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3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3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3LVL9" text:bullet-char="■">
        <style:list-level-properties text:space-before="2.25in" text:min-label-width="0.25in"/>
        <style:text-properties style:font-name="StarSymbol"/>
      </text:list-level-style-bullet>
    </text:list-style>
    <style:style style:name="P1" style:parent-style-name="Título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Título" style:family="paragraph">
      <style:text-properties style:font-name="Arial" style:font-name-complex="Arial"/>
    </style:style>
    <style:style style:name="P3" style:parent-style-name="Título1" style:family="paragraph">
      <style:text-properties style:font-name="Arial" style:font-name-complex="Arial"/>
    </style:style>
    <style:style style:name="P4" style:parent-style-name="Título2" style:family="paragraph">
      <style:text-properties style:font-name="Arial" style:font-name-complex="Arial"/>
    </style:style>
    <style:style style:name="P5" style:parent-style-name="Título2" style:family="paragraph">
      <style:text-properties style:font-name="Arial" style:font-name-complex="Arial"/>
    </style:style>
    <style:style style:name="P6" style:parent-style-name="Título2" style:family="paragraph">
      <style:text-properties style:font-name="Arial" style:font-name-complex="Arial"/>
    </style:style>
    <style:style style:name="P7" style:parent-style-name="Título2" style:family="paragraph">
      <style:text-properties style:font-name="Arial" style:font-name-complex="Arial"/>
    </style:style>
    <style:style style:name="P8" style:parent-style-name="Título2" style:family="paragraph">
      <style:text-properties style:font-name="Arial" style:font-name-complex="Arial"/>
    </style:style>
    <style:style style:name="P9" style:parent-style-name="Título2" style:family="paragraph">
      <style:text-properties style:font-name="Arial" style:font-name-complex="Arial"/>
    </style:style>
    <style:style style:name="P10" style:parent-style-name="Título2" style:family="paragraph">
      <style:text-properties style:font-name="Arial" style:font-name-complex="Arial"/>
    </style:style>
    <style:style style:name="P11" style:parent-style-name="Título3" style:family="paragraph">
      <style:text-properties style:font-name="Arial" style:font-name-complex="Arial"/>
    </style:style>
    <style:style style:name="P12" style:parent-style-name="Título3" style:family="paragraph">
      <style:text-properties style:font-name="Arial" style:font-name-complex="Arial"/>
    </style:style>
    <style:style style:name="P13" style:parent-style-name="Título3" style:family="paragraph">
      <style:text-properties style:font-name="Arial" style:font-name-complex="Arial"/>
    </style:style>
    <style:style style:name="P14" style:parent-style-name="Título1" style:family="paragraph">
      <style:text-properties style:font-name="Arial" style:font-name-complex="Arial"/>
    </style:style>
    <style:style style:name="P15" style:parent-style-name="Título2" style:family="paragraph">
      <style:text-properties style:font-name="Arial" style:font-name-complex="Arial"/>
    </style:style>
    <style:style style:name="P16" style:parent-style-name="Título3" style:family="paragraph">
      <style:text-properties style:font-name="Arial" style:font-name-complex="Arial"/>
    </style:style>
    <style:style style:name="P17" style:parent-style-name="Título3" style:family="paragraph">
      <style:text-properties style:font-name="Arial" style:font-name-complex="Arial"/>
    </style:style>
    <style:style style:name="P18" style:parent-style-name="Título3" style:family="paragraph">
      <style:text-properties style:font-name="Arial" style:font-name-complex="Arial"/>
    </style:style>
    <style:style style:name="P19" style:parent-style-name="Título3" style:family="paragraph">
      <style:text-properties style:font-name="Arial" style:font-name-complex="Arial"/>
    </style:style>
    <style:style style:name="P20" style:parent-style-name="Título2" style:family="paragraph">
      <style:text-properties style:font-name="Arial" style:font-name-complex="Arial"/>
    </style:style>
    <style:style style:name="P21" style:parent-style-name="Título3" style:family="paragraph">
      <style:text-properties style:font-name="Arial" style:font-name-complex="Arial"/>
    </style:style>
    <style:style style:name="P22" style:parent-style-name="Título3" style:family="paragraph">
      <style:text-properties style:font-name="Arial" style:font-name-complex="Arial"/>
    </style:style>
    <style:style style:name="P23" style:parent-style-name="Título3" style:family="paragraph">
      <style:text-properties style:font-name="Arial" style:font-name-complex="Arial"/>
    </style:style>
    <style:style style:name="P24" style:parent-style-name="Título3" style:family="paragraph">
      <style:text-properties style:font-name="Arial" style:font-name-complex="Arial"/>
    </style:style>
    <style:style style:name="P25" style:parent-style-name="Título3" style:family="paragraph">
      <style:text-properties style:font-name="Arial" style:font-name-complex="Arial"/>
    </style:style>
    <style:style style:name="P26" style:parent-style-name="Título3" style:family="paragraph">
      <style:text-properties style:font-name="Arial" style:font-name-complex="Arial"/>
    </style:style>
    <style:style style:name="P27" style:parent-style-name="Título1" style:family="paragraph">
      <style:text-properties style:font-name="Arial" style:font-name-complex="Arial"/>
    </style:style>
    <style:style style:name="P28" style:parent-style-name="Título2" style:family="paragraph">
      <style:text-properties style:font-name="Arial" style:font-name-complex="Arial"/>
    </style:style>
    <style:style style:name="P29" style:parent-style-name="Título3" style:family="paragraph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/>
    </style:style>
    <style:style style:name="P33" style:parent-style-name="Título3" style:family="paragraph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/>
    </style:style>
    <style:style style:name="P37" style:parent-style-name="Título3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/>
    </style:style>
    <style:style style:name="P41" style:parent-style-name="Título3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Título2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Título2" style:family="paragraph">
      <style:text-properties style:font-name="Arial" style:font-name-complex="Arial"/>
    </style:style>
    <style:style style:name="P64" style:parent-style-name="Título3" style:family="paragraph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/>
    </style:style>
    <style:style style:name="P66" style:parent-style-name="Normal" style:family="paragraph">
      <style:text-properties style:font-name="Arial" style:font-name-complex="Arial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/>
    </style:style>
    <style:style style:name="P70" style:parent-style-name="Normal" style:family="paragraph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/>
    </style:style>
    <style:style style:name="P72" style:parent-style-name="Normal" style:family="paragraph">
      <style:text-properties style:font-name="Arial" style:font-name-complex="Arial"/>
    </style:style>
    <style:style style:name="P73" style:parent-style-name="Título3" style:family="paragraph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P76" style:parent-style-name="Título2" style:family="paragraph">
      <style:text-properties style:font-name="Arial" style:font-name-complex="Arial"/>
    </style:style>
    <style:style style:name="P77" style:parent-style-name="Título3" style:family="paragraph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/>
    </style:style>
    <style:style style:name="P79" style:parent-style-name="Normal" style:family="paragraph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P81" style:parent-style-name="Normal" style:family="paragraph">
      <style:text-properties style:font-name="Arial" style:font-name-complex="Arial"/>
    </style:style>
    <style:style style:name="P82" style:parent-style-name="Normal" style:family="paragraph">
      <style:text-properties style:font-name="Arial" style:font-name-complex="Arial"/>
    </style:style>
    <style:style style:name="P83" style:parent-style-name="Título3" style:family="paragraph">
      <style:text-properties style:font-name="Arial" style:font-name-complex="Arial"/>
    </style:style>
    <style:style style:name="P84" style:parent-style-name="Normal" style:family="paragraph">
      <style:text-properties style:font-name="Arial" style:font-name-complex="Arial"/>
    </style:style>
    <style:style style:name="P85" style:parent-style-name="Título1" style:family="paragraph">
      <style:text-properties style:font-name="Arial" style:font-name-complex="Arial"/>
    </style:style>
    <style:style style:name="P86" style:parent-style-name="Título2" style:family="paragraph">
      <style:text-properties style:font-name="Arial" style:font-name-complex="Arial"/>
    </style:style>
    <style:style style:name="P87" style:parent-style-name="Título3" style:family="paragraph">
      <style:text-properties style:font-name="Arial" style:font-name-complex="Arial"/>
    </style:style>
    <style:style style:name="P88" style:parent-style-name="Título3" style:family="paragraph">
      <style:text-properties style:font-name="Arial" style:font-name-complex="Arial"/>
    </style:style>
    <style:style style:name="P89" style:parent-style-name="Título3" style:family="paragraph">
      <style:text-properties style:font-name="Arial" style:font-name-complex="Arial"/>
    </style:style>
    <style:style style:name="P90" style:parent-style-name="Título2" style:family="paragraph">
      <style:text-properties style:font-name="Arial" style:font-name-complex="Arial"/>
    </style:style>
    <style:style style:name="P91" style:parent-style-name="Título3" style:family="paragraph">
      <style:text-properties style:font-name="Arial" style:font-name-complex="Arial"/>
    </style:style>
    <style:style style:name="P92" style:parent-style-name="Título3" style:family="paragraph">
      <style:text-properties style:font-name="Arial" style:font-name-complex="Arial"/>
    </style:style>
    <style:style style:name="P93" style:parent-style-name="Título3" style:family="paragraph">
      <style:text-properties style:font-name="Arial" style:font-name-complex="Arial"/>
    </style:style>
    <style:style style:name="P94" style:parent-style-name="Título2" style:family="paragraph">
      <style:text-properties style:font-name="Arial" style:font-name-complex="Arial"/>
    </style:style>
    <style:style style:name="P95" style:parent-style-name="Título3" style:family="paragraph">
      <style:text-properties style:font-name="Arial" style:font-name-complex="Arial"/>
    </style:style>
    <style:style style:name="P96" style:parent-style-name="Título3" style:family="paragraph">
      <style:text-properties style:font-name="Arial" style:font-name-complex="Arial"/>
    </style:style>
    <style:style style:name="P97" style:parent-style-name="Título3" style:family="paragraph">
      <style:text-properties style:font-name="Arial" style:font-name-complex="Arial"/>
    </style:style>
    <style:style style:name="P98" style:parent-style-name="Título2" style:family="paragraph">
      <style:text-properties style:font-name="Arial" style:font-name-complex="Arial"/>
    </style:style>
    <style:style style:name="P99" style:parent-style-name="Título3" style:family="paragraph">
      <style:text-properties style:font-name="Arial" style:font-name-complex="Arial"/>
    </style:style>
    <style:style style:name="P100" style:parent-style-name="Título3" style:family="paragraph">
      <style:text-properties style:font-name="Arial" style:font-name-complex="Arial"/>
    </style:style>
    <style:style style:name="P101" style:parent-style-name="Título3" style:family="paragraph">
      <style:text-properties style:font-name="Arial" style:font-name-complex="Arial"/>
    </style:style>
    <style:style style:name="P102" style:parent-style-name="Título2" style:family="paragraph">
      <style:text-properties style:font-name="Arial" style:font-name-complex="Arial"/>
    </style:style>
    <style:style style:name="P103" style:parent-style-name="Título3" style:family="paragraph">
      <style:text-properties style:font-name="Arial" style:font-name-complex="Arial"/>
    </style:style>
    <style:style style:name="P104" style:parent-style-name="Título3" style:family="paragraph">
      <style:text-properties style:font-name="Arial" style:font-name-complex="Arial"/>
    </style:style>
    <style:style style:name="P105" style:parent-style-name="Título3" style:family="paragraph">
      <style:text-properties style:font-name="Arial" style:font-name-complex="Arial"/>
    </style:style>
    <style:style style:name="P106" style:parent-style-name="Título2" style:family="paragraph">
      <style:text-properties style:font-name="Arial" style:font-name-complex="Arial"/>
    </style:style>
    <style:style style:name="P107" style:parent-style-name="Título3" style:family="paragraph">
      <style:text-properties style:font-name="Arial" style:font-name-complex="Arial"/>
    </style:style>
    <style:style style:name="P108" style:parent-style-name="Título3" style:family="paragraph">
      <style:text-properties style:font-name="Arial" style:font-name-complex="Arial"/>
    </style:style>
    <style:style style:name="P109" style:parent-style-name="Título3" style:family="paragraph">
      <style:text-properties style:font-name="Arial" style:font-name-complex="Arial"/>
    </style:style>
    <style:style style:name="P110" style:parent-style-name="Título2" style:family="paragraph">
      <style:text-properties style:font-name="Arial" style:font-name-complex="Arial"/>
    </style:style>
    <style:style style:name="P111" style:parent-style-name="Título3" style:family="paragraph">
      <style:text-properties style:font-name="Arial" style:font-name-complex="Arial"/>
    </style:style>
    <style:style style:name="P112" style:parent-style-name="Título3" style:family="paragraph">
      <style:text-properties style:font-name="Arial" style:font-name-complex="Arial"/>
    </style:style>
    <style:style style:name="P113" style:parent-style-name="Título3" style:family="paragraph">
      <style:text-properties style:font-name="Arial" style:font-name-complex="Arial"/>
    </style:style>
    <style:style style:name="P114" style:parent-style-name="Título2" style:family="paragraph">
      <style:text-properties style:font-name="Arial" style:font-name-complex="Arial"/>
    </style:style>
    <style:style style:name="P115" style:parent-style-name="Título3" style:family="paragraph">
      <style:text-properties style:font-name="Arial" style:font-name-complex="Arial"/>
    </style:style>
    <style:style style:name="P116" style:parent-style-name="Título3" style:family="paragraph">
      <style:text-properties style:font-name="Arial" style:font-name-complex="Arial"/>
    </style:style>
    <style:style style:name="P117" style:parent-style-name="Título3" style:family="paragraph">
      <style:text-properties style:font-name="Arial" style:font-name-complex="Arial"/>
    </style:style>
    <style:style style:name="P118" style:parent-style-name="Título2" style:family="paragraph">
      <style:text-properties style:font-name="Arial" style:font-name-complex="Arial"/>
    </style:style>
    <style:style style:name="P119" style:parent-style-name="Título3" style:family="paragraph">
      <style:text-properties style:font-name="Arial" style:font-name-complex="Arial"/>
    </style:style>
    <style:style style:name="P120" style:parent-style-name="Título3" style:family="paragraph">
      <style:text-properties style:font-name="Arial" style:font-name-complex="Arial"/>
    </style:style>
    <style:style style:name="P121" style:parent-style-name="Título3" style:family="paragraph">
      <style:text-properties style:font-name="Arial" style:font-name-complex="Arial"/>
    </style:style>
    <style:style style:name="P122" style:parent-style-name="Título2" style:family="paragraph">
      <style:text-properties style:font-name="Arial" style:font-name-complex="Arial"/>
    </style:style>
    <style:style style:name="P123" style:parent-style-name="Título3" style:family="paragraph">
      <style:text-properties style:font-name="Arial" style:font-name-complex="Arial"/>
    </style:style>
    <style:style style:name="P124" style:parent-style-name="Título3" style:family="paragraph">
      <style:text-properties style:font-name="Arial" style:font-name-complex="Arial"/>
    </style:style>
    <style:style style:name="P125" style:parent-style-name="Título3" style:family="paragraph">
      <style:text-properties style:font-name="Arial" style:font-name-complex="Arial"/>
    </style:style>
    <style:style style:name="P126" style:parent-style-name="Título1" style:family="paragraph">
      <style:text-properties style:font-name="Arial" style:font-name-complex="Arial"/>
    </style:style>
    <style:style style:name="P127" style:parent-style-name="Título2" style:family="paragraph">
      <style:text-properties style:font-name="Arial" style:font-name-complex="Arial"/>
    </style:style>
    <style:style style:name="P128" style:parent-style-name="Título2" style:family="paragraph">
      <style:text-properties style:font-name="Arial" style:font-name-complex="Arial"/>
    </style:style>
    <style:style style:name="P129" style:parent-style-name="Título3" style:family="paragraph">
      <style:text-properties style:font-name="Arial" style:font-name-complex="Arial"/>
    </style:style>
    <style:style style:name="P130" style:parent-style-name="Título3" style:family="paragraph">
      <style:text-properties style:font-name="Arial" style:font-name-complex="Arial"/>
    </style:style>
    <style:style style:name="P131" style:parent-style-name="Título3" style:family="paragraph">
      <style:text-properties style:font-name="Arial" style:font-name-complex="Arial"/>
    </style:style>
    <style:style style:name="P132" style:parent-style-name="Título3" style:family="paragraph">
      <style:text-properties style:font-name="Arial" style:font-name-complex="Arial"/>
    </style:style>
    <style:style style:name="P133" style:parent-style-name="Título3" style:family="paragraph">
      <style:text-properties style:font-name="Arial" style:font-name-complex="Arial"/>
    </style:style>
    <style:style style:name="P134" style:parent-style-name="Título2" style:family="paragraph">
      <style:text-properties style:font-name="Arial" style:font-name-complex="Arial"/>
    </style:style>
    <style:style style:name="P135" style:parent-style-name="Título3" style:family="paragraph">
      <style:text-properties style:font-name="Arial" style:font-name-complex="Arial"/>
    </style:style>
    <style:style style:name="P136" style:parent-style-name="Título3" style:family="paragraph">
      <style:text-properties style:font-name="Arial" style:font-name-complex="Arial"/>
    </style:style>
    <style:style style:name="P137" style:parent-style-name="Título2" style:family="paragraph">
      <style:text-properties style:font-name="Arial" style:font-name-complex="Arial"/>
    </style:style>
    <style:style style:name="P138" style:parent-style-name="Título1" style:family="paragraph">
      <style:text-properties style:font-name="Arial" style:font-name-complex="Arial"/>
    </style:style>
    <style:style style:name="P139" style:parent-style-name="Título2" style:family="paragraph">
      <style:text-properties style:font-name="Arial" style:font-name-complex="Arial"/>
    </style:style>
    <style:style style:name="P140" style:parent-style-name="Título3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Título3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Título2" style:family="paragraph">
      <style:text-properties style:font-name="Arial" style:font-name-complex="Arial"/>
    </style:style>
    <style:style style:name="P151" style:parent-style-name="Título3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Título3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P163" style:parent-style-name="Título3" style:family="paragraph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P165" style:parent-style-name="Normal" style:family="paragraph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P167" style:parent-style-name="Normal" style:family="paragraph">
      <style:text-properties style:font-name="Arial" style:font-name-complex="Arial"/>
    </style:style>
    <style:style style:name="P168" style:parent-style-name="Normal" style:family="paragraph">
      <style:text-properties style:font-name="Arial" style:font-name-complex="Arial"/>
    </style:style>
    <style:style style:name="P169" style:parent-style-name="Normal" style:family="paragraph">
      <style:text-properties style:font-name="Arial" style:font-name-complex="Arial"/>
    </style:style>
    <style:style style:name="P170" style:parent-style-name="Título2" style:family="paragraph">
      <style:text-properties style:font-name="Arial" style:font-name-complex="Arial"/>
    </style:style>
    <style:style style:name="P171" style:parent-style-name="Título3" style:family="paragraph"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P173" style:parent-style-name="Normal" style:family="paragraph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/>
    </style:style>
    <style:style style:name="P175" style:parent-style-name="Normal" style:family="paragraph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/>
    </style:style>
    <style:style style:name="P177" style:parent-style-name="Normal" style:family="paragraph">
      <style:text-properties style:font-name="Arial" style:font-name-complex="Arial"/>
    </style:style>
    <style:style style:name="P178" style:parent-style-name="Título3" style:family="paragraph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P180" style:parent-style-name="Normal" style:family="paragraph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/>
    </style:style>
    <style:style style:name="P182" style:parent-style-name="Normal" style:family="paragraph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P184" style:parent-style-name="Título2" style:family="paragraph">
      <style:text-properties style:font-name="Arial" style:font-name-complex="Arial"/>
    </style:style>
    <style:style style:name="P185" style:parent-style-name="Título3" style:family="paragraph">
      <style:text-properties style:font-name="Arial" style:font-name-complex="Arial"/>
    </style:style>
    <style:style style:name="P186" style:parent-style-name="Título3" style:family="paragraph">
      <style:text-properties style:font-name="Arial" style:font-name-complex="Arial"/>
    </style:style>
    <style:style style:name="P187" style:parent-style-name="Título3" style:family="paragraph">
      <style:text-properties style:font-name="Arial" style:font-name-complex="Arial"/>
    </style:style>
    <style:style style:name="P188" style:parent-style-name="Título3" style:family="paragraph">
      <style:text-properties style:font-name="Arial" style:font-name-complex="Arial"/>
    </style:style>
    <style:style style:name="P189" style:parent-style-name="Título2" style:family="paragraph">
      <style:text-properties style:font-name="Arial" style:font-name-complex="Arial"/>
    </style:style>
    <style:style style:name="P190" style:parent-style-name="Título3" style:family="paragraph">
      <style:text-properties style:font-name="Arial" style:font-name-complex="Arial"/>
    </style:style>
    <style:style style:name="T191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Projeto: Software para controle de Hospital Veterinário</text:p>
      <text:p text:style-name="P2">                                        (SYSVET)</text:p>
      <text:h text:style-name="P3" text:outline-level="1">1-Introdução</text:h>
      <text:h text:style-name="P4" text:outline-level="2">Empresa: Hospital Veterinário UENP-CLM</text:h>
      <text:h text:style-name="P5" text:outline-level="2">Localização: BR-369 KM 54<text:s/>Bandeirantes-PR</text:h>
      <text:h text:style-name="P6" text:outline-level="2">Contato: Rogério Salvador</text:h>
      <text:h text:style-name="P7" text:outline-level="2">Telefone: (43)35428036</text:h>
      <text:h text:style-name="P8" text:outline-level="2">E-Mail: hv@ffalm.br</text:h>
      <text:h text:style-name="P9" text:outline-level="2">CNPJ: 08.885.100/0001-54</text:h>
      <text:h text:style-name="P10" text:outline-level="2">Representante Legal</text:h>
      <text:h text:style-name="P11" text:outline-level="3">RG: 283524546</text:h>
      <text:h text:style-name="P12" text:outline-level="3">CPF: 25409963881</text:h>
      <text:h text:style-name="P13" text:outline-level="3">Nome: Rogério Salvador</text:h>
      <text:h text:style-name="P14" text:outline-level="1">2-Perspectiva do Produto</text:h>
      <text:h text:style-name="P15" text:outline-level="2">2.1-Descrição do Problema</text:h>
      <text:h text:style-name="P16" text:outline-level="3">O problema: Gerenciamento de informações</text:h>
      <text:h text:style-name="P17" text:outline-level="3">Afeta: os Funcionários e os clientes do hospital</text:h>
      <text:h text:style-name="P18" text:outline-level="3">Cujo impacto é: A falta de agilidade no atendimento aos clientes e na coleta de informações.</text:h>
      <text:h text:style-name="P19" text:outline-level="3">Uma boa solução seria: Informatizar o cadastro de clientes, pacientes,<text:line-break/><text:s/>consultas, médicos e auxiliares para não ter necessidade de nova coleta<text:line-break/><text:s/>de dados a cada atendimento.</text:h>
      <text:h text:style-name="P20" text:outline-level="2">2.2- Propostas de Produto</text:h>
      <text:h text:style-name="P21" text:outline-level="3">Para o Cliente HV UENP-CLM</text:h>
      <text:h text:style-name="P22" text:outline-level="3">Que presta serviços à comunidade no ramo de veterinária e não possui dados informatizados</text:h>
      <text:soft-page-break/>
      <text:h text:style-name="P23" text:outline-level="3">O SisVet.</text:h>
      <text:h text:style-name="P24" text:outline-level="3">Que irá controlar e<text:s/>gerenciar as informações</text:h>
      <text:h text:style-name="P25" text:outline-level="3">Ao contrário dos demais softwares disponíveis no mercado<text:line-break/>que não realizam o gerenciamento de pequenos e grandes animais.</text:h>
      <text:h text:style-name="P26" text:outline-level="3">Nosso produto oferece<text:s/><text:line-break/>suporte a um hospital veterinário.</text:h>
      <text:h text:style-name="P27" text:outline-level="1">3- Envolvidos</text:h>
      <text:h text:style-name="P28" text:outline-level="2">3.1-Descrição</text:h>
      <text:h text:style-name="P29" text:outline-level="3">Envolvido 1</text:h>
      <text:p text:style-name="P30">Nome: Secretaria</text:p>
      <text:p text:style-name="P31">Breve Descrição: Secretaria do Hospital Veterinário</text:p>
      <text:p text:style-name="P32">Responsabilidade:<text:line-break/><text:s/>-Cadastrar Cliente<text:line-break/><text:s/>-Cadastrar Paciente<text:line-break/><text:s/>-Agendar Consulta<text:line-break/><text:s/>-Cadastrar Pagamento<text:line-break/><text:s/>Arquivar Documentos<text:line-break/><text:s/>Agendar Cirurgia</text:p>
      <text:h text:style-name="P33" text:outline-level="3">Envolvido 2</text:h>
      <text:p text:style-name="P34">Nome: Medico Veterinário</text:p>
      <text:p text:style-name="P35">Breve Descrição: Medico Veterinário (Docente ou Residente) que atende no Hospital Veterinário</text:p>
      <text:p text:style-name="P36">Responsabilidade:<text:line-break/><text:s/>-Consultar Consultas<text:line-break/><text:s/>-Realizar Consulta<text:line-break/><text:s/>-Solicitar Exame<text:line-break/><text:s/>-Solicitar Cirurgia<text:line-break/><text:s/>-Realizar Cirurgia<text:line-break/><text:s/>-Realizar Medicação<text:line-break/><text:s/>-Realizar Internação<text:line-break/><text:s/>-Solicitar internação</text:p>
      <text:h text:style-name="P37" text:outline-level="3">Envolvido 3</text:h>
      <text:p text:style-name="P38">Nome: Farmácia</text:p>
      <text:p text:style-name="P39">Breve Descrição: Farmácia para uso interno do Hospital Veterinário</text:p>
      <text:p text:style-name="P40">Responsabilidade:<text:line-break/><text:s/>-cadastrar medicamento<text:line-break/><text:s/>-cadastrar material de consumo<text:line-break/><text:s/>-cadastrar anestésico<text:line-break/><text:s/>-controlar estoque<text:line-break/><text:s/>-entregar medicamento<text:line-break/><text:s/>-entregar anestésico<text:line-break/><text:s/>- entregar material de consumo<text:line-break/><text:soft-page-break/><text:s/>- libera exame</text:p>
      <text:h text:style-name="P41" text:outline-level="3">Envolvido 4</text:h>
      <text:list text:style-name="LFO3" text:continue-numbering="true">
        <text:list-item>
          <text:p text:style-name="P42">Nome: Estagiário (Aluno)</text:p>
        </text:list-item>
      </text:list>
      <text:list text:style-name="LFO3">
        <text:list-item>
          <text:p text:style-name="P43">Breve Descrição: Estagiário do HV cujo é Aluno do Curso de Medicina Veterinária</text:p>
        </text:list-item>
      </text:list>
      <text:list text:style-name="LFO3">
        <text:list-item>
          <text:p text:style-name="P44">Responsabilidade:<text:line-break/><text:s/>- Assessorar e ajudar o Médico Veterinário em suas funções<text:line-break/><text:s/>- observar<text:s/>o Medico Veterinário em suas funções</text:p>
        </text:list-item>
      </text:list>
      <text:h text:style-name="P45" text:outline-level="2">3.2- Ambiente da Secretaria.</text:h>
      <text:list text:style-name="LFO3">
        <text:list-item>
          <text:p text:style-name="P46">Tarefas executadas no ambiente</text:p>
          <text:list text:continue-numbering="true">
            <text:list-item>
              <text:p text:style-name="P47">Cadastro de paciente/Cliente</text:p>
              <text:list text:continue-numbering="true">
                <text:list-item>
                  <text:p text:style-name="P48">N. pessoas envolvidas: 2</text:p>
                </text:list-item>
                <text:list-item>
                  <text:p text:style-name="P49">Tempo de duração: 10 min</text:p>
                </text:list-item>
                <text:list-item>
                  <text:p text:style-name="P50">Restrições: não estando no SPC (se este estiver todo o procedimento deve ser<text:s/>adiantado)</text:p>
                </text:list-item>
              </text:list>
            </text:list-item>
            <text:list-item>
              <text:p text:style-name="P51">Cadastro de consulta</text:p>
              <text:list text:continue-numbering="true">
                <text:list-item>
                  <text:p text:style-name="P52">N. pessoas envolvidas: 3</text:p>
                </text:list-item>
                <text:list-item>
                  <text:p text:style-name="P53">Tempo de duração: 5min</text:p>
                </text:list-item>
                <text:list-item>
                  <text:p text:style-name="P54">Restrições: urgência, horário,médico veterinário</text:p>
                </text:list-item>
              </text:list>
            </text:list-item>
            <text:list-item>
              <text:p text:style-name="P55">Cadastro de Cirurgia</text:p>
              <text:list text:continue-numbering="true">
                <text:list-item>
                  <text:p text:style-name="P56">N. pessoas envolvidas:3 ou +</text:p>
                </text:list-item>
                <text:list-item>
                  <text:p text:style-name="P57">Tempo de duração:5min</text:p>
                </text:list-item>
                <text:list-item>
                  <text:p text:style-name="P58">Restrições: Urgência, horário, médico veterinário, material.</text:p>
                </text:list-item>
              </text:list>
            </text:list-item>
          </text:list>
        </text:list-item>
      </text:list>
      <text:list text:style-name="LFO3">
        <text:list-item>
          <text:p text:style-name="P59">Aplicativos utilizados</text:p>
          <text:list text:continue-numbering="true">
            <text:list-item>
              <text:p text:style-name="P60">Microsoft Office Word 2007</text:p>
            </text:list-item>
            <text:list-item>
              <text:p text:style-name="P61">Microsoft Office Excel 2007</text:p>
            </text:list-item>
            <text:list-item>
              <text:p text:style-name="P62">Agenda Nova Bra</text:p>
            </text:list-item>
          </text:list>
        </text:list-item>
      </text:list>
      <text:h text:style-name="P63" text:outline-level="2">3.4-Ambiente da Farmácia</text:h>
      <text:h text:style-name="P64" text:outline-level="3">Tarefas executadas no ambiente</text:h>
      <text:p text:style-name="P65">Cadastro de medicamento</text:p>
      <text:p text:style-name="P66">Cadastro de Material de Consumo</text:p>
      <text:p text:style-name="P67">Cadastro de anestésico</text:p>
      <text:p text:style-name="P68">Controle de estoque</text:p>
      <text:p text:style-name="P69">Entrega de medicamento</text:p>
      <text:p text:style-name="P70">Entrega de anestésico</text:p>
      <text:p text:style-name="P71">Entrega de material de consumo</text:p>
      <text:p text:style-name="P72">Libera exame</text:p>
      <text:h text:style-name="P73" text:outline-level="3">Aplicativos utilizados</text:h>
      <text:p text:style-name="P74">Microsoft Office Word 2007</text:p>
      <text:p text:style-name="P75">Microsoft Office Excel 2007</text:p>
      <text:h text:style-name="P76" text:outline-level="2">3.5-Ambiente do Consultório</text:h>
      <text:h text:style-name="P77" text:outline-level="3">Tarefas executadas no ambiente</text:h>
      <text:p text:style-name="P78">Realizar consulta</text:p>
      <text:p text:style-name="P79">Solicitar<text:s/>exame</text:p>
      <text:soft-page-break/>
      <text:p text:style-name="P80">Realizar medicação</text:p>
      <text:p text:style-name="P81">Solicitar cirurgia</text:p>
      <text:p text:style-name="P82">Solicitar internação</text:p>
      <text:h text:style-name="P83" text:outline-level="3">Aplicativos utilizados</text:h>
      <text:p text:style-name="P84">Nenhum aplicativo</text:p>
      <text:soft-page-break/>
      <text:h text:style-name="P85" text:outline-level="1">4- Principais necessidades do usuário</text:h>
      <text:h text:style-name="P86" text:outline-level="2">Controle de Clientes</text:h>
      <text:h text:style-name="P87" text:outline-level="3">Prioridade: Essencial</text:h>
      <text:h text:style-name="P88" text:outline-level="3">Situação Atual: feito em formulário de papel junto com o cadastro de<text:s/>paciente</text:h>
      <text:h text:style-name="P89" text:outline-level="3">Solução Proposta: criação de um controle individualizado e informatizado de cliente</text:h>
      <text:h text:style-name="P90" text:outline-level="2">Controle de Pacientes</text:h>
      <text:h text:style-name="P91" text:outline-level="3">Prioridade: Essencial</text:h>
      <text:h text:style-name="P92" text:outline-level="3">Situação atual: feito em formulário de papel junto com o cadastro de Cliente</text:h>
      <text:h text:style-name="P93" text:outline-level="3">Solução Proposta: criação de um controle individualizado e informatizado de paciente</text:h>
      <text:h text:style-name="P94" text:outline-level="2">Controle de Consultas</text:h>
      <text:h text:style-name="P95" text:outline-level="3">Prioridade: essencial</text:h>
      <text:h text:style-name="P96" text:outline-level="3">Situação atual: feito em formulário de papel</text:h>
      <text:h text:style-name="P97" text:outline-level="3">Solução Proposta: criação de um controle informatizado de consultas</text:h>
      <text:h text:style-name="P98" text:outline-level="2">Controle de Farmácia</text:h>
      <text:h text:style-name="P99" text:outline-level="3">Prioridade: Importante</text:h>
      <text:h text:style-name="P100" text:outline-level="3">Situação<text:s/>atual: entrada e saída de itens por formulário de papel</text:h>
      <text:h text:style-name="P101" text:outline-level="3">Solução proposta: criação de um controle informatizado para entradas saídas de determinada categorias de itens e controle do estoque</text:h>
      <text:h text:style-name="P102" text:outline-level="2">Controle de Laboratórios</text:h>
      <text:h text:style-name="P103" text:outline-level="3">Prioridade: Importante</text:h>
      <text:h text:style-name="P104" text:outline-level="3">Situação atual:<text:s/>feito realizado em papel</text:h>
      <text:h text:style-name="P105" text:outline-level="3">Criação de um controle individualizado e informatizado de laboratórios</text:h>
      <text:soft-page-break/>
      <text:h text:style-name="P106" text:outline-level="2">Controle de Cirurgias e internações</text:h>
      <text:h text:style-name="P107" text:outline-level="3">Prioridade: importante</text:h>
      <text:h text:style-name="P108" text:outline-level="3">Situação atual: feito em papel junto ao cadastro de clientes</text:h>
      <text:h text:style-name="P109" text:outline-level="3">Solução Proposta: criação de um controle<text:s/>individualizado e informatizado para cirurgias</text:h>
      <text:h text:style-name="P110" text:outline-level="2">Controle de Médicos</text:h>
      <text:h text:style-name="P111" text:outline-level="3">Prioridade: Essencial</text:h>
      <text:h text:style-name="P112" text:outline-level="3">Situação atual: não possui controle</text:h>
      <text:h text:style-name="P113" text:outline-level="3">Solução Proposta: criação de um controle individualizado e informatizado de médicos</text:h>
      <text:h text:style-name="P114" text:outline-level="2">Controle de Médicos auxiliares</text:h>
      <text:h text:style-name="P115" text:outline-level="3">Prioridade: Importante</text:h>
      <text:h text:style-name="P116" text:outline-level="3">Situação atual: feito em papel</text:h>
      <text:h text:style-name="P117" text:outline-level="3">Solução Proposta: criação de um controle individualizado e informatizado de médicos auxiliares</text:h>
      <text:h text:style-name="P118" text:outline-level="2">Controle de resultado de Exames</text:h>
      <text:h text:style-name="P119" text:outline-level="3">Prioridade: Importante</text:h>
      <text:h text:style-name="P120" text:outline-level="3">Situação Atual: feito em papel</text:h>
      <text:h text:style-name="P121" text:outline-level="3">Solução Proposta: criação de um controle individualizado e informatizado de exames</text:h>
      <text:h text:style-name="P122" text:outline-level="2">Controle de Pagamentos</text:h>
      <text:h text:style-name="P123" text:outline-level="3">Prioridade: Essencial</text:h>
      <text:h text:style-name="P124" text:outline-level="3">Situação atual: feito por planilha eletrônica (Microsoft Office Excel)</text:h>
      <text:h text:style-name="P125" text:outline-level="3">Solução Proposta: criação de um controle de pagamentos (um breve controle financeiro)</text:h>
      <text:h text:style-name="P126" text:outline-level="1">5-Arquitetura</text:h>
      <text:h text:style-name="P127" text:outline-level="2">Linguagem: Visual Basic. NET</text:h>
      <text:soft-page-break/>
      <text:h text:style-name="P128" text:outline-level="2">Possíveis pacotes</text:h>
      <text:h text:style-name="P129" text:outline-level="3">Controle de consultas</text:h>
      <text:h text:style-name="P130" text:outline-level="3">Controle de farmácia</text:h>
      <text:h text:style-name="P131" text:outline-level="3">Controle de pagamentos</text:h>
      <text:h text:style-name="P132" text:outline-level="3">Controle de exames</text:h>
      <text:h text:style-name="P133" text:outline-level="3">Controle de cirurgias</text:h>
      <text:h text:style-name="P134" text:outline-level="2">Possíveis bibliotecas</text:h>
      <text:h text:style-name="P135" text:outline-level="3">Windows form. net</text:h>
      <text:h text:style-name="P136" text:outline-level="3">pgOleDb.dll</text:h>
      <text:h text:style-name="P137" text:outline-level="2">SGDB: POSTGRESSQL 9.1</text:h>
      <text:h text:style-name="P138" text:outline-level="1">6-Processo de<text:s/>desenvolvimento</text:h>
      <text:h text:style-name="P139" text:outline-level="2">Levantamento de Requisitos</text:h>
      <text:h text:style-name="P140" text:outline-level="3">Definir visão e escopo</text:h>
      <text:p text:style-name="P141">AE: meta-mapa definição de visão e escopo</text:p>
      <text:p text:style-name="P142">AS: mapa de visão e escopo</text:p>
      <text:p text:style-name="P143">Ferramenta: Freemid</text:p>
      <text:p text:style-name="P144">Habilidade: Analista de Sistemas</text:p>
      <text:h text:style-name="P145" text:outline-level="3">Definir a estrutura analítica do projeto (EAP)</text:h>
      <text:p text:style-name="P146">AE: mapa de visão e escopo</text:p>
      <text:p text:style-name="P147">AS: EAP</text:p>
      <text:p text:style-name="P148">Ferramenta: Xmind 3.2</text:p>
      <text:p text:style-name="P149">Habilidade: Analista de Sistemas</text:p>
      <text:h text:style-name="P150" text:outline-level="2">Projeto de Software</text:h>
      <text:h text:style-name="P151" text:outline-level="3">Modelar as funcionalidades</text:h>
      <text:p text:style-name="P152">AE: mapa de visão e escopo</text:p>
      <text:p text:style-name="P153">AE: EAP</text:p>
      <text:p text:style-name="P154">AS: documento de caso de uso</text:p>
      <text:p text:style-name="P155">Ferramenta: Astah</text:p>
      <text:p text:style-name="P156">Habilidade: Projetista de Software</text:p>
      <text:h text:style-name="P157" text:outline-level="3">Modelar o banco de<text:s/>dados</text:h>
      <text:p text:style-name="P158">AE: documento de caso de uso</text:p>
      <text:p text:style-name="P159">AE: EAP</text:p>
      <text:p text:style-name="P160">AS: modelo relacional</text:p>
      <text:p text:style-name="P161">Ferramenta: Astah</text:p>
      <text:soft-page-break/>
      <text:p text:style-name="P162">Habilidade: Projetista de Software</text:p>
      <text:h text:style-name="P163" text:outline-level="3">Modelar a interface</text:h>
      <text:p text:style-name="P164">AE: documento de caso de uso</text:p>
      <text:p text:style-name="P165">AE: EAP</text:p>
      <text:p text:style-name="P166">AE: modelo relacional</text:p>
      <text:p text:style-name="P167">AS: interfaces</text:p>
      <text:p text:style-name="P168">Ferramenta: MockupScreens 4.32</text:p>
      <text:p text:style-name="P169">Habilidade:<text:s/>Projetista de Software</text:p>
      <text:h text:style-name="P170" text:outline-level="2">Construção</text:h>
      <text:h text:style-name="P171" text:outline-level="3">Construir interfaces</text:h>
      <text:p text:style-name="P172">AE: interfaces</text:p>
      <text:p text:style-name="P173">AE: modelo relacional</text:p>
      <text:p text:style-name="P174">AE: EAP</text:p>
      <text:p text:style-name="P175">AS: interfaces construídas (Postgresql 9.1)</text:p>
      <text:p text:style-name="P176">Ferramenta: PostgreSQL 9.1+ engine de interface</text:p>
      <text:p text:style-name="P177">Habilidade: Analista de Sistemas</text:p>
      <text:h text:style-name="P178" text:outline-level="3">Construir o banco</text:h>
      <text:p text:style-name="P179">AE: modelo relacional</text:p>
      <text:p text:style-name="P180">AE: EAP</text:p>
      <text:p text:style-name="P181">AS: banco (modelo físico)</text:p>
      <text:p text:style-name="P182">Ferramenta: PostgreSQL 9.1</text:p>
      <text:p text:style-name="P183">Habilidade: Projetista de Software</text:p>
      <text:h text:style-name="P184" text:outline-level="2">Teste</text:h>
      <text:h text:style-name="P185" text:outline-level="3">Projetar casos de teste</text:h>
      <text:h text:style-name="P186" text:outline-level="3">Definir casos de teste</text:h>
      <text:h text:style-name="P187" text:outline-level="3">testar</text:h>
      <text:h text:style-name="P188" text:outline-level="3">Escrever relatorio de teste</text:h>
      <text:h text:style-name="P189" text:outline-level="2">Instalação</text:h>
      <text:h text:style-name="P190" text:outline-level="3">verificar aceitação</text:h>
      <text:h text:style-name="Título3" text:outline-level="3"><text:span text:style-name="T191">treinar usuarios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de" style:country-asian="DE" style:language-complex="de" style:country-complex="DE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</text:outline-style>
    <style:style style:name="WW_CharLFO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LVL9" style:family="text">
      <style:text-properties style:font-name="StarSymbol" style:font-name-asian="StarSymbol" style:font-name-complex="StarSymbol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3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3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3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3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3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3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3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3LVL9" text:bullet-char="■">
        <style:list-level-properties text:space-before="2.25in" text:min-label-width="0.25in"/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usuario</dc:creator>
    <meta:creation-date>2012-04-11T23:23:00Z</meta:creation-date>
    <dc:date>2012-04-12T01:04:00Z</dc:date>
    <meta:template xlink:href="Normal" xlink:type="simple"/>
    <meta:editing-cycles>3</meta:editing-cycles>
    <meta:editing-duration>PT2640S</meta:editing-duration>
    <meta:document-statistic meta:page-count="8" meta:paragraph-count="13" meta:word-count="1061" meta:character-count="6783" meta:row-count="47" meta:non-whitespace-character-count="5735"/>
  </office:meta>
</office:document-meta>
</file>